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626e" officeooo:paragraph-rsid="000f626e"/>
    </style:style>
    <style:style style:name="P2" style:family="paragraph" style:parent-style-name="Standard">
      <style:text-properties fo:font-weight="bold" officeooo:rsid="000f626e" officeooo:paragraph-rsid="000f626e" style:font-weight-asian="bold" style:font-weight-complex="bold"/>
    </style:style>
    <style:style style:name="P3" style:family="paragraph" style:parent-style-name="Standard">
      <style:text-properties fo:font-weight="bold" officeooo:rsid="001090ce" officeooo:paragraph-rsid="001090ce" style:font-weight-asian="bold" style:font-weight-complex="bold"/>
    </style:style>
    <style:style style:name="P4" style:family="paragraph" style:parent-style-name="Standard">
      <style:text-properties officeooo:rsid="001090ce" officeooo:paragraph-rsid="001090ce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>
      <style:text-properties officeooo:paragraph-rsid="000f626e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paragraph-rsid="000f626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0f626e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1090ce" officeooo:paragraph-rsid="001090ce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officeooo:rsid="001090ce" officeooo:paragraph-rsid="001090ce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officeooo:rsid="001090ce" officeooo:paragraph-rsid="0010d5c4"/>
    </style:style>
    <style:style style:name="P12" style:family="paragraph" style:parent-style-name="Text_20_body">
      <style:paragraph-properties fo:margin-top="0cm" fo:margin-bottom="0cm" style:contextual-spacing="false"/>
      <style:text-properties fo:font-weight="bold" officeooo:paragraph-rsid="000f626e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/>
      <style:text-properties fo:font-weight="bold" officeooo:rsid="001090ce" officeooo:paragraph-rsid="001090ce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/>
      <style:text-properties fo:font-weight="bold" officeooo:rsid="0011ed77" officeooo:paragraph-rsid="0011ed77" style:font-weight-asian="bold" style:font-weight-complex="bold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officeooo:rsid="0010d5c4" officeooo:paragraph-rsid="0010d5c4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10d5c4" officeooo:paragraph-rsid="0010d5c4"/>
    </style:style>
    <style:style style:name="P17" style:family="paragraph" style:parent-style-name="Text_20_body" style:list-style-name="L4">
      <style:paragraph-properties fo:margin-top="0cm" fo:margin-bottom="0cm" style:contextual-spacing="false"/>
      <style:text-properties officeooo:rsid="0010d5c4" officeooo:paragraph-rsid="0010d5c4"/>
    </style:style>
    <style:style style:name="P18" style:family="paragraph" style:parent-style-name="Text_20_body" style:list-style-name="L5">
      <style:paragraph-properties fo:margin-top="0cm" fo:margin-bottom="0cm" style:contextual-spacing="false"/>
      <style:text-properties officeooo:rsid="0010d5c4" officeooo:paragraph-rsid="0010d5c4"/>
    </style:style>
    <style:style style:name="P19" style:family="paragraph" style:parent-style-name="Text_20_body" style:list-style-name="L6">
      <style:paragraph-properties fo:margin-top="0cm" fo:margin-bottom="0cm" style:contextual-spacing="false"/>
      <style:text-properties officeooo:rsid="0010d5c4" officeooo:paragraph-rsid="0010d5c4"/>
    </style:style>
    <style:style style:name="P20" style:family="paragraph" style:parent-style-name="Text_20_body" style:list-style-name="L7">
      <style:paragraph-properties fo:margin-top="0cm" fo:margin-bottom="0cm" style:contextual-spacing="false"/>
      <style:text-properties officeooo:rsid="0010d5c4" officeooo:paragraph-rsid="0010d5c4"/>
    </style:style>
    <style:style style:name="P21" style:family="paragraph" style:parent-style-name="Text_20_body" style:list-style-name="L8">
      <style:paragraph-properties fo:margin-top="0cm" fo:margin-bottom="0cm" style:contextual-spacing="false"/>
      <style:text-properties officeooo:rsid="0010d5c4" officeooo:paragraph-rsid="0010d5c4"/>
    </style:style>
    <style:style style:name="P22" style:family="paragraph" style:parent-style-name="Text_20_body">
      <style:paragraph-properties fo:margin-top="0cm" fo:margin-bottom="0cm" style:contextual-spacing="false"/>
      <style:text-properties fo:font-weight="normal" officeooo:rsid="0011ed77" officeooo:paragraph-rsid="0011ed77" style:font-weight-asian="normal" style:font-weight-complex="normal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11ed77"/>
    </style:style>
    <style:style style:name="T1" style:family="text">
      <style:text-properties fo:color="#569cd6" loext:opacity="100%" style:font-name="Droid Sans Mono" fo:font-size="10.5pt" fo:font-weight="bold" fo:background-color="#1e1e1e" loext:char-shading-value="0"/>
    </style:style>
    <style:style style:name="T2" style:family="text">
      <style:text-properties officeooo:rsid="001090ce"/>
    </style:style>
    <style:style style:name="T3" style:family="text">
      <style:text-properties officeooo:rsid="0010d5c4"/>
    </style:style>
    <style:style style:name="T4" style:family="text">
      <style:text-properties fo:font-weight="normal" officeooo:rsid="0011ed77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/>
      <text:p text:style-name="P3">1.1. Выясните требования к целевой витрине</text:p>
      <text:p text:style-name="P4"/>
      <text:p text:style-name="P1">Итоговая витрина имеет название dm_rfm_segments и располагается в базе данных «localhost» в схеме analysis. Периодическое обновление данных в витрине не предусмотрено.</text:p>
      <text:p text:style-name="P1">Витрина состоит из следующих полей:</text:p>
      <text:p text:style-name="P1"/>
      <text:p text:style-name="P1"><text:s text:c="4"/>• user_id</text:p>
      <text:p text:style-name="P1"><text:s text:c="4"/>• recency (число от 1 до 5)</text:p>
      <text:p text:style-name="P1"><text:s text:c="4"/>• frequency (число от 1 до 5)</text:p>
      <text:p text:style-name="P1"><text:s text:c="4"/>• monetary_value (число от 1 до 5)</text:p>
      <text:p text:style-name="P1"/>
      <text:p text:style-name="P1">Каждого клиента оценивали по трём факторам:</text:p>
      <text:list xml:id="list955824763" text:style-name="L1">
        <text:list-item>
          <text:p text:style-name="P5">Recency (пер. «давность») — сколько времени прошло с момента последнего заказа.</text:p>
        </text:list-item>
        <text:list-item>
          <text:p text:style-name="P5">Frequency (пер. «частота») — количество заказов.</text:p>
        </text:list-item>
        <text:list-item>
          <text:p text:style-name="P6">Monetary Value (пер. «денежная ценность») — сумма затрат клиента.</text:p>
          <text:p text:style-name="P6"/>
          <text:p text:style-name="P6">Фактор Recency измеряется по последнему заказу. Распределите клиентов по шкале от одного до пяти, где значение <text:span text:style-name="Source_20_Text">1</text:span> получат те, кто либо вообще не делал заказов, либо делал их очень давно, а <text:span text:style-name="Source_20_Text">5</text:span> — те, кто заказывал относительно недавно.</text:p>
        </text:list-item>
      </text:list>
      <text:list xml:id="list2619537208" text:style-name="L2">
        <text:list-header>
          <text:p text:style-name="P7">Фактор Frequency оценивается по количеству заказов. Распределите клиентов по шкале от одного до пяти, где значение <text:span text:style-name="Source_20_Text">1</text:span> получат клиенты с наименьшим количеством заказов, а <text:span text:style-name="Source_20_Text">5</text:span> — с наибольшим.</text:p>
          <text:p text:style-name="P7">Фактор Monetary Value оценивается по потраченной сумме. Распределите клиентов по шкале от одного до пяти, где значение <text:span text:style-name="Source_20_Text">1</text:span> получат клиенты с наименьшей суммой, а <text:span text:style-name="Source_20_Text">5</text:span> — с наибольшей.</text:p>
        </text:list-header>
      </text:list>
      <text:p text:style-name="P12"/>
      <text:p text:style-name="P13">1.2. Изучите структуру исходных данных</text:p>
      <text:p text:style-name="P9"/>
      <text:p text:style-name="P9">В базе данных в схеме «production» хранятся таблицы: orderitems, orders, orderstatuses, orderstatuslog, products, users.</text:p>
      <text:p text:style-name="P9"/>
      <text:p text:style-name="P9">Отношение orderitems <text:span text:style-name="T3">содержит</text:span> следующие атрибуты:</text:p>
      <text:list xml:id="list3751598618" text:style-name="L3">
        <text:list-item>
          <text:p text:style-name="P10">id (int4)</text:p>
        </text:list-item>
        <text:list-item>
          <text:p text:style-name="P10">product_id (int4)</text:p>
        </text:list-item>
        <text:list-item>
          <text:p text:style-name="P10">order_id (int4)</text:p>
        </text:list-item>
        <text:list-item>
          <text:p text:style-name="P10">name <text:span text:style-name="T3">(varchar(2048))</text:span></text:p>
        </text:list-item>
        <text:list-item>
          <text:p text:style-name="P15">price (numeric(19,5))</text:p>
        </text:list-item>
        <text:list-item>
          <text:p text:style-name="P15">discount (numeric(19,5))</text:p>
        </text:list-item>
        <text:list-item>
          <text:p text:style-name="P15">quantity (int4)</text:p>
        </text:list-item>
      </text:list>
      <text:p text:style-name="P16">Отношение orders содержит следующие атрибуты:</text:p>
      <text:list xml:id="list3564517796" text:style-name="L4">
        <text:list-item>
          <text:p text:style-name="P11">order_id (int4)</text:p>
        </text:list-item>
        <text:list-item>
          <text:p text:style-name="P11">order_ts <text:span text:style-name="T3">(timestamp)</text:span></text:p>
        </text:list-item>
        <text:list-item>
          <text:p text:style-name="P11">user_id <text:span text:style-name="T3">(int4)</text:span></text:p>
        </text:list-item>
        <text:list-item>
          <text:p text:style-name="P11">bonus_payment <text:span text:style-name="T3">(numeric(19,5))</text:span></text:p>
        </text:list-item>
        <text:list-item>
          <text:p text:style-name="P11"><text:soft-page-break/>payment <text:span text:style-name="T3">(numeric(19,5))</text:span></text:p>
        </text:list-item>
        <text:list-item>
          <text:p text:style-name="P17">cost (numeric(19,5))</text:p>
        </text:list-item>
        <text:list-item>
          <text:p text:style-name="P17">bonus_grant (numeric(19,5))</text:p>
        </text:list-item>
        <text:list-item>
          <text:p text:style-name="P17">status (int4)</text:p>
        </text:list-item>
      </text:list>
      <text:p text:style-name="P16">Отношение <text:s/><text:span text:style-name="T2">orderstatuses </text:span>содержит следующие атрибуты:</text:p>
      <text:list xml:id="list4277352942" text:style-name="L5">
        <text:list-item>
          <text:p text:style-name="P18">id (int4)</text:p>
        </text:list-item>
        <text:list-item>
          <text:p text:style-name="P18">key (varchar(255))</text:p>
        </text:list-item>
      </text:list>
      <text:p text:style-name="P16">Отношение orderstatuslog содержит следующие атрибуты:</text:p>
      <text:list xml:id="list721624627" text:style-name="L6">
        <text:list-item>
          <text:p text:style-name="P19">id (int4)</text:p>
        </text:list-item>
        <text:list-item>
          <text:p text:style-name="P19">order_id (int4)</text:p>
        </text:list-item>
        <text:list-item>
          <text:p text:style-name="P19">status_id (int4) </text:p>
        </text:list-item>
        <text:list-item>
          <text:p text:style-name="P19">dttm (timestamp)</text:p>
        </text:list-item>
      </text:list>
      <text:p text:style-name="P16">Отношение products содержит следующие атрибуты:</text:p>
      <text:list xml:id="list4010716005" text:style-name="L7">
        <text:list-item>
          <text:p text:style-name="P20">id <text:span text:style-name="T2">(int4)</text:span></text:p>
        </text:list-item>
        <text:list-item>
          <text:p text:style-name="P20">name (varchar(2048))</text:p>
        </text:list-item>
        <text:list-item>
          <text:p text:style-name="P20">price (numeric(19,5))</text:p>
        </text:list-item>
      </text:list>
      <text:p text:style-name="P16">Отношение users содержит следующие атрибуты:</text:p>
      <text:list xml:id="list2706082446" text:style-name="L8">
        <text:list-item>
          <text:p text:style-name="P21">id (int4)</text:p>
        </text:list-item>
        <text:list-item>
          <text:p text:style-name="P21">name (varchar(2048))</text:p>
        </text:list-item>
        <text:list-item>
          <text:p text:style-name="P21">login (varchar(2048))</text:p>
          <text:p text:style-name="P21"/>
        </text:list-item>
      </text:list>
      <text:p text:style-name="P14">1.3. Проанализируйте качество данных:</text:p>
      <text:p text:style-name="P22"/>
      <text:p text:style-name="P23"><text:span text:style-name="T4">Информация о качестве данных представлена в файле data_quality.md. </text:span></text:p>
      <text:p text:style-name="Text_20_body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0:53:08.960545323</meta:creation-date>
    <dc:date>2023-09-25T03:00:32.986210549</dc:date>
    <meta:editing-duration>PT23M43S</meta:editing-duration>
    <meta:editing-cycles>1</meta:editing-cycles>
    <meta:document-statistic meta:table-count="0" meta:image-count="0" meta:object-count="0" meta:page-count="2" meta:paragraph-count="53" meta:word-count="325" meta:character-count="2242" meta:non-whitespace-character-count="1978"/>
    <meta:generator>LibreOffice/7.3.7.2$Linux_X86_64 LibreOffice_project/30$Build-2</meta:generator>
  </office:meta>
</office:document-meta>
</file>